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0066cc" draw:fill-image-width="0cm" draw:fill-image-height="0cm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72pt" style:font-size-asian="72pt" style:font-size-complex="72pt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36pt" style:font-size-asian="36pt" style:font-size-complex="36pt"/>
    </style:style>
    <style:style style:name="T1" style:family="text">
      <style:text-properties fo:font-family="'Times New Roman'" style:font-family-generic="roman" style:font-pitch="variable" fo:font-size="72pt" style:font-size-asian="72pt" style:font-size-complex="72pt"/>
    </style:style>
    <style:style style:name="T2" style:family="text">
      <style:text-properties fo:font-family="'Times New Roman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9.7cm" svg:height="21cm" svg:x="0cm" svg:y="0cm">
          <text:p/>
        </draw:rect>
        <draw:rect draw:style-name="gr2" draw:text-style-name="P3" draw:layer="layout" svg:width="19.685cm" svg:height="5.715cm" svg:x="4.81cm" svg:y="4.81cm">
          <text:p text:style-name="P2"><text:span text:style-name="T1">Reaction Times</text:span></text:p>
        </draw:rect>
        <draw:rect draw:style-name="gr2" draw:text-style-name="P4" draw:layer="layout" svg:width="22.86cm" svg:height="4.445cm" svg:x="3.64cm" svg:y="13.7cm">
          <text:p text:style-name="P1"><text:span text:style-name="T2">Kaya Dahlke and Sophie Olgiv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30T17:04:26.14</meta:creation-date>
    <dc:date>2014-10-01T11:49:53.85</dc:date>
    <meta:editing-duration>PT00H02M37S</meta:editing-duration>
    <meta:editing-cycles>2</meta:editing-cycles>
    <meta:generator>OpenOffice.org/3.1$Win32 OpenOffice.org_project/310m19$Build-9420</meta:generator>
    <meta:document-statistic meta:object-count="3"/>
  </office:meta>
</office:document-meta>
</file>